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23405a"/>
    </style:style>
    <style:style style:name="P3" style:family="paragraph" style:parent-style-name="Preformatted_20_Text">
      <style:paragraph-properties fo:text-align="justify" style:justify-single-word="false"/>
      <style:text-properties officeooo:paragraph-rsid="00278836"/>
    </style:style>
    <style:style style:name="P4" style:family="paragraph" style:parent-style-name="Preformatted_20_Text">
      <style:paragraph-properties fo:text-align="justify" style:justify-single-word="false"/>
      <style:text-properties officeooo:rsid="0019569e" officeooo:paragraph-rsid="0019569e"/>
    </style:style>
    <style:style style:name="P5" style:family="paragraph" style:parent-style-name="Preformatted_20_Text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Preformatted_20_Text">
      <style:paragraph-properties fo:text-align="justify" style:justify-single-word="false"/>
      <style:text-properties style:text-underline-style="solid" style:text-underline-width="auto" style:text-underline-color="font-color" officeooo:rsid="00204991" officeooo:paragraph-rsid="002425ab"/>
    </style:style>
    <style:style style:name="P7" style:family="paragraph" style:parent-style-name="Preformatted_20_Text">
      <style:paragraph-properties fo:text-align="justify" style:justify-single-word="false"/>
      <style:text-properties officeooo:rsid="00278836" officeooo:paragraph-rsid="00278836"/>
    </style:style>
    <style:style style:name="P8" style:family="paragraph" style:parent-style-name="Preformatted_20_Text">
      <style:paragraph-properties fo:text-align="justify" style:justify-single-word="false"/>
      <style:text-properties style:text-underline-style="none" officeooo:rsid="002425ab" officeooo:paragraph-rsid="002425ab"/>
    </style:style>
    <style:style style:name="T1" style:family="text">
      <style:text-properties officeooo:rsid="001aacf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officeooo:rsid="001aacf9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officeooo:rsid="0019569e"/>
    </style:style>
    <style:style style:name="T5" style:family="text">
      <style:text-properties style:text-underline-style="solid" style:text-underline-width="auto" style:text-underline-color="font-color" officeooo:rsid="001aacf9"/>
    </style:style>
    <style:style style:name="T6" style:family="text">
      <style:text-properties style:text-underline-style="solid" style:text-underline-width="auto" style:text-underline-color="font-color" officeooo:rsid="0025167d"/>
    </style:style>
    <style:style style:name="T7" style:family="text">
      <style:text-properties style:text-underline-style="solid" style:text-underline-width="auto" style:text-underline-color="font-color" officeooo:rsid="00278836"/>
    </style:style>
    <style:style style:name="T8" style:family="text">
      <style:text-properties officeooo:rsid="00204991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425ab"/>
    </style:style>
    <style:style style:name="T11" style:family="text">
      <style:text-properties style:text-underline-style="none" officeooo:rsid="0025167d"/>
    </style:style>
    <style:style style:name="T12" style:family="text">
      <style:text-properties fo:font-style="italic" style:text-underline-style="none" officeooo:rsid="002425ab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</text:p>
      <text:p text:style-name="P1"><text:span text:style-name="T4">D)</text:span>Definire il significato di risorsa prerilasciabile ("preemptable") e di risorsa non prerilasciabile ("not preemptable") indicando anche le condizioni affinchè tali risorse si possano definire tali.</text:p>
      <text:p text:style-name="P1"/>
      <text:p text:style-name="P4"><text:span text:style-name="T2">R)</text:span>Una risorsa prerilasciabile è una risorsa <text:span text:style-name="T1">che il sistema operativo può rilasciare da un processo prima che esso la rilasci spontaneamente, al contrario della non prerilasciabile. In sostanza, è preemptable se il suo stato non si modifica durante l’utilizzo oppure è facilmente salvabile e ripristinabile, mentre è not preemptable se la funzione di gestione non può sottrarle al processo che le impegna ed il cui stato non può essere salvato o ripristinato. Ad esempio un blocco occupato di memoria centrale non è prerilasciabile, ma il processore lo è.</text:span></text:p>
      <text:p text:style-name="P4"/>
      <text:p text:style-name="P5">2</text:p>
      <text:p text:style-name="P1"><text:span text:style-name="T3">D</text:span><text:span text:style-name="T5">)</text:span>Si consideri il file di testo <text:a xlink:type="simple" xlink:href="../5Maggio.txt" text:style-name="Internet_20_link" text:visited-style-name="Visited_20_Internet_20_Link">5Maggio.txt</text:a> contenente le strofe della famosa poesia del Manzoni, ad esempio:</text:p>
      <text:p text:style-name="P1"/>
      <text:p text:style-name="P1">Muta pensando all’ultima</text:p>
      <text:p text:style-name="P1">Ora dell’uom fatale;</text:p>
      <text:p text:style-name="P1">Nè sa quando una simile</text:p>
      <text:p text:style-name="P1">Orma di piè mortale</text:p>
      <text:p text:style-name="P1">La sua cruenta polvere</text:p>
      <text:p text:style-name="P1">A calpestar, verrà.</text:p>
      <text:p text:style-name="P1"/>
      <text:p text:style-name="P1">Definire un comando linux per stampare solo le righe tal<text:span text:style-name="T8">i</text:span> per cui: </text:p>
      <text:p text:style-name="P1"/>
      <text:p text:style-name="P2">–il primo carattere è una vocale maiuscola</text:p>
      <text:p text:style-name="P1">–l’ultimo carattere è un punto ('.')</text:p>
      <text:p text:style-name="P1">–contengono il carattere virgola (',') poi seguito da uno spazio e a seguire la lettera 'v'</text:p>
      <text:p text:style-name="P1"/>
      <text:p text:style-name="P1">Rispetto all'esempio precedente l'esecuzione del </text:p>
      <text:p text:style-name="P1">comando stamperà su output le seguenti righe:</text:p>
      <text:p text:style-name="P1"/>
      <text:p text:style-name="P1">A calpestar, verrà.</text:p>
      <text:p text:style-name="P1"/>
      <text:p text:style-name="P6">R)<text:span text:style-name="T9"> cat 5Maggio.txt | grep '[A</text:span><text:span text:style-name="T11">EIOU</text:span><text:span text:style-name="T9">].*, v.*</text:span><text:span text:style-name="T10">\</text:span><text:span text:style-name="T9">.$'</text:span></text:p>
      <text:p text:style-name="P6"><text:span text:style-name="T9"><text:tab/></text:span><text:span text:style-name="T10">cat </text:span><text:span text:style-name="T12">nomefile</text:span><text:span text:style-name="T9"> </text:span><text:span text:style-name="T10">stampa in output il file</text:span></text:p>
      <text:p text:style-name="P8"><text:tab/>grep</text:p>
      <text:p text:style-name="P8"><text:tab/><text:tab/>‘’ <text:tab/><text:tab/>intervallo di grep</text:p>
      <text:p text:style-name="P6"><text:span text:style-name="T10"><text:tab/><text:tab/>[</text:span><text:span text:style-name="T11">AEIOU</text:span><text:span text:style-name="T10">]<text:tab/></text:span><text:span text:style-name="T11">lista vocali maiuscole</text:span></text:p>
      <text:p text:style-name="P8"><text:tab/><text:tab/>.*<text:tab/><text:tab/>qualsiasi sequenza di caratteri</text:p>
      <text:p text:style-name="P8"><text:tab/><text:tab/>\.$<text:tab/><text:tab/>finisce per punto</text:p>
      <text:p text:style-name="P1"/>
      <text:p text:style-name="P5">3</text:p>
      <text:p text:style-name="P1"><text:span text:style-name="T6">D)</text:span>Si consideri il file lotto1.txt <text:s/>in cui ogni riga rappresenta una estrazione del lotto che segue il seguente schema:</text:p>
      <text:p text:style-name="P1"/>
      <text:p text:style-name="P1">CodiceEstrazione numero1 numero2 numero3 numero4 numero5 numero6</text:p>
      <text:p text:style-name="P1"/>
      <text:p text:style-name="P1">si scriva uno script in linux tale per cui si producano in output righe con il seguente schema</text:p>
      <text:p text:style-name="P1"/>
      <text:p text:style-name="P1">numero_estratto #estrazioni</text:p>
      <text:p text:style-name="P1"/>
      <text:p text:style-name="P1">in cui si stampino per ogni numero quante volte questo è stato estratto (quindi in quante estrazioni è comparso). Bisogna però escludere le estrazioni in cui ricorrono “numeri non validi” (numeri non compresi nell’intervallo 1-90). Ordinare <text:soft-page-break/>il risultato in ordine crescente rispetto al numero estratto.</text:p>
      <text:p text:style-name="P1"/>
      <text:p text:style-name="P1">Ad esempio, rispetto al file fornito, sarà </text:p>
      <text:p text:style-name="P1">stampato:</text:p>
      <text:p text:style-name="P1"/>
      <text:p text:style-name="P1">7 1</text:p>
      <text:p text:style-name="P1">11 1</text:p>
      <text:p text:style-name="P1">12 1</text:p>
      <text:p text:style-name="P1">16 1</text:p>
      <text:p text:style-name="P1">17 1</text:p>
      <text:p text:style-name="P1">18 4</text:p>
      <text:p text:style-name="P1">19 2</text:p>
      <text:p text:style-name="P1"/>
      <text:p text:style-name="P1">...</text:p>
      <text:p text:style-name="P1"/>
      <text:p text:style-name="P7"><text:span text:style-name="T2">R)</text:span> </text:p>
      <text:p text:style-name="P7">BEGIN {</text:p>
      <text:p text:style-name="P7"><text:tab/>for(i=1; i&lt;=90; i++)</text:p>
      <text:p text:style-name="P7"><text:tab/><text:tab/>nvolte[i]=0</text:p>
      <text:p text:style-name="P7"/>
      <text:p text:style-name="P7">}</text:p>
      <text:p text:style-name="P7"/>
      <text:p text:style-name="P7">{</text:p>
      <text:p text:style-name="P7"><text:tab/>b=0</text:p>
      <text:p text:style-name="P7"/>
      <text:p text:style-name="P7"><text:tab/>for(i=2; i&lt;8; i++)</text:p>
      <text:p text:style-name="P7"><text:tab/><text:tab/>if($i &lt; 1 || $i &gt; 90)</text:p>
      <text:p text:style-name="P7"><text:tab/><text:tab/><text:tab/>b=1</text:p>
      <text:p text:style-name="P7"><text:tab/></text:p>
      <text:p text:style-name="P7"><text:tab/>for(i=2; b!=1 &amp;&amp; i&lt;8; i++)</text:p>
      <text:p text:style-name="P7"><text:tab/><text:tab/>nvolte[$i]++</text:p>
      <text:p text:style-name="P7">}</text:p>
      <text:p text:style-name="P7"/>
      <text:p text:style-name="P7">END{</text:p>
      <text:p text:style-name="P7"><text:tab/>for(i=1; i&lt;=90; i++)</text:p>
      <text:p text:style-name="P7"><text:tab/><text:tab/>if(nvolte[i]&gt;0)</text:p>
      <text:p text:style-name="P7"><text:tab/><text:tab/><text:tab/>print i, nvolte[i]</text:p>
      <text:p text:style-name="P7">}</text:p>
      <text:p text:style-name="P1"/>
      <text:p text:style-name="P5">4</text:p>
      <text:p text:style-name="P1"><text:span text:style-name="T7">D)</text:span>Si consideri il file di testo persone_frutta.txt contenente le seguenti righe:</text:p>
      <text:p text:style-name="P1"/>
      <text:p text:style-name="P1">Paul mela pera pesca</text:p>
      <text:p text:style-name="P1">Mark pesca mela banana</text:p>
      <text:p text:style-name="P1">John mela pesca kiwi</text:p>
      <text:p text:style-name="P1">Bob pera pesca albicocca</text:p>
      <text:p text:style-name="P1"/>
      <text:p text:style-name="P1">Ogni riga contiene quattro stringhe separate da spazio con il seguente schema:</text:p>
      <text:p text:style-name="P1"/>
      <text:p text:style-name="P1">NomePersona Frutto1Preferito Frutto2Preferito Frutto3Preferito</text:p>
      <text:p text:style-name="P1"/>
      <text:p text:style-name="P1">Scrivere in linguaggio C la seguente funzione</text:p>
      <text:p text:style-name="P1"/>
      <text:p text:style-name="P1">int creaBinario (Stringa nome_file, Stringa frutto)</text:p>
      <text:p text:style-name="P1"/>
      <text:p text:style-name="P1">Tale funzione deve creare un file binario di nome "frutto_preferito.dat" contenente, per ogni riga del file di testo nome_file, un record a due campi di cui:</text:p>
      <text:p text:style-name="P1"><text:soft-page-break/></text:p>
      <text:p text:style-name="P1">–il primo campo è una stringa (il nome della persona sulla riga corrente)</text:p>
      <text:p text:style-name="P3">–il secondo campo è un numero intero/booleano (0 o 1), corrispondente al fatto che la persona ha il frutto indicato tra i tre preferiti </text:p>
      <text:p text:style-name="P3"/>
      <text:p text:style-name="P3">e alla fine tale funzione deve restituire quante persone hanno il frutto indicato tra i preferiti.</text:p>
      <text:p text:style-name="P1"/>
      <text:p text:style-name="P1">Si supponga la dichiarazione</text:p>
      <text:p text:style-name="P1"/>
      <text:p text:style-name="P1">typedef char Stringa[30];</text:p>
      <text:p text:style-name="P1"/>
      <text:p text:style-name="P1">per definire il tipo Stringa da utilizzare all'interno della funzione.</text:p>
      <text:p text:style-name="P1"/>
      <text:p text:style-name="P1">Ad esempio creaBinario("persone_frutta.txt", "pera") ritornerà il valore 2 e creerà il file frutto_preferito.dat come segue:</text:p>
      <text:p text:style-name="P1"/>
      <text:p text:style-name="P1">[Paul] [1]</text:p>
      <text:p text:style-name="P1">[Mark] [0]</text:p>
      <text:p text:style-name="P1">[John] [0]</text:p>
      <text:p text:style-name="P1">[Bob] <text:s/>[1]</text:p>
      <text:p text:style-name="P1"/>
      <text:p text:style-name="P1">Copiare e incollare il codice della funzione nello spazio sottostante.</text:p>
      <text:p text:style-name="P1"/>
      <text:p text:style-name="P1"/>
      <text:p text:style-name="P1">5</text:p>
      <text:p text:style-name="P1">Si scriva in linguaggio C il programma creazione.c </text:p>
      <text:p text:style-name="P1">per la gestione dei processi che utilizzi la </text:p>
      <text:p text:style-name="P1">seguente sintassi:</text:p>
      <text:p text:style-name="P1"/>
      <text:p text:style-name="P1">./creazione N</text:p>
      <text:p text:style-name="P1"/>
      <text:p text:style-name="P1">dove N è un numero intero positivo (il suo valore </text:p>
      <text:p text:style-name="P1">deve essere compreso tra 1 e 10).</text:p>
      <text:p text:style-name="P1"/>
      <text:p text:style-name="P1">Il processo iniziale (padre) P0 deve creare N </text:p>
      <text:p text:style-name="P1">processi figli: per ogni processo creato il </text:p>
      <text:p text:style-name="P1">processo P0 deve stampare su output il messaggio</text:p>
      <text:p text:style-name="P1"/>
      <text:p text:style-name="P1">"Creato processo figlio: &lt;pid del processo </text:p>
      <text:p text:style-name="P1">creato&gt;"</text:p>
      <text:p text:style-name="P1"/>
      <text:p text:style-name="P1">Il processo figlio Pi, una volta creato, deve </text:p>
      <text:p text:style-name="P1">porsi in attesa (mettersi in pausa) di </text:p>
      <text:p text:style-name="P1">un’eventuale attivazione da parte del padre. In </text:p>
      <text:p text:style-name="P1">caso di attivazione, Pi stamperà su output il </text:p>
      <text:p text:style-name="P1">messaggio</text:p>
      <text:p text:style-name="P1"/>
      <text:p text:style-name="P1">"Processo attivato: &lt;pid del processo attivato&gt;"</text:p>
      <text:p text:style-name="P1"/>
      <text:p text:style-name="P1">altrimenti stamperà su output il messaggio</text:p>
      <text:p text:style-name="P1"/>
      <text:p text:style-name="P1">"Processo non attivato: &lt;pid del processo non </text:p>
      <text:p text:style-name="P1">attivato&gt;"</text:p>
      <text:p text:style-name="P1"/>
      <text:p text:style-name="P1">in entrambi i casi, <text:s/>subito dopo la stampa Pi </text:p>
      <text:p text:style-name="P1">terminerà.</text:p>
      <text:p text:style-name="P1"/>
      <text:p text:style-name="P1"><text:soft-page-break/>Il processo padre P0, una volta creato un processo </text:p>
      <text:p text:style-name="P1">figlio Pi, chiederà da input se attivare o meno il </text:p>
      <text:p text:style-name="P1">processo Pi: il processo P0 stamperà il messaggio</text:p>
      <text:p text:style-name="P1"/>
      <text:p text:style-name="P1">"Attivare il processo creato? [y/n]"</text:p>
      <text:p text:style-name="P1"/>
      <text:p text:style-name="P1">e subito dopo chiederà da input un carattere ('y' </text:p>
      <text:p text:style-name="P1">o 'n'); nel caso in cui il carattere sia 'y' il </text:p>
      <text:p text:style-name="P1">processo Pi sarà attivato, nel caso del carattere </text:p>
      <text:p text:style-name="P1">'n', Pi non sarà attivato.</text:p>
      <text:p text:style-name="P1"/>
      <text:p text:style-name="P1"><text:s/></text:p>
      <text:p text:style-name="P1"/>
      <text:p text:style-name="P1">Ad esempio si consideri la seguente esecuzione:</text:p>
      <text:p text:style-name="P1"/>
      <text:p text:style-name="P1">./creazione 3</text:p>
      <text:p text:style-name="P1"/>
      <text:p text:style-name="P1">Creato processo figlio: 2816</text:p>
      <text:p text:style-name="P1"/>
      <text:p text:style-name="P1">Attivare il processo 2816? [y/n]: n</text:p>
      <text:p text:style-name="P1"/>
      <text:p text:style-name="P1">Processo non attivato: 2816</text:p>
      <text:p text:style-name="P1"/>
      <text:p text:style-name="P1">Creato processo figlio: 2817</text:p>
      <text:p text:style-name="P1"/>
      <text:p text:style-name="P1">Attivare il processo 2817? [y/n]: y</text:p>
      <text:p text:style-name="P1"/>
      <text:p text:style-name="P1">Processo attivato: 2817</text:p>
      <text:p text:style-name="P1"/>
      <text:p text:style-name="P1">Creato processo figlio: 2818</text:p>
      <text:p text:style-name="P1"/>
      <text:p text:style-name="P1">Attivare il processo 2818? [y/n]: n</text:p>
      <text:p text:style-name="P1"/>
      <text:p text:style-name="P1">Processo non attivato: 2818</text:p>
      <text:p text:style-name="P1"/>
      <text:p text:style-name="P1"/>
      <text:p text:style-name="P1">Copiare e incollare il codice del programma nello </text:p>
      <text:p text:style-name="P1">spazio sottost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it" fo:country="IT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0T22:33:45.336214788</dc:date>
    <meta:editing-duration>PT6H11M6S</meta:editing-duration>
    <meta:editing-cycles>12</meta:editing-cycles>
    <meta:generator>LibreOffice/5.4.4.2$Linux_X86_64 LibreOffice_project/40m0$Build-2</meta:generator>
    <meta:document-statistic meta:table-count="0" meta:image-count="0" meta:object-count="0" meta:page-count="4" meta:paragraph-count="128" meta:word-count="834" meta:character-count="5210" meta:non-whitespace-character-count="4441"/>
  </office:meta>
</office:document-meta>
</file>